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4f Clonación de Equipos DAW1</text:p>
      <text:p text:style-name="Standard">En grupos de 2 ó 3 alumnos, vamos a realizar la clonación de Equipos DAW1, copiando exactamente los discos duros. Para ellos vamos a emplear la Aplicación Clonezilla. Previamente se ha realizado con Clonezilla, una imagen del disco duro del equipo 3. Dicha imagen está en un disco duro extraíble.</text:p>
      <text:p text:style-name="Standard">1.- Conecta <text:s/>el Pen Clonecilla. Entra en la UEFI del equipo Daw1 que se vá a reinstalar, mediante la tecla F2.</text:p>
      <text:p text:style-name="Standard">2.- Activa el arranque desde el pen de clonezilla, y desactiva el arranque desde el HD.</text:p>
      <text:p text:style-name="Standard">3.- Una vez que ha arrancado la aplicación clonezilla, conecta el HD extraíble. Debes escoger la imagen DAW1 que tienes en el HD extraíble.</text:p>
      <text:p text:style-name="Standard">4.- Restaura la imagen en el HD interno.</text:p>
      <text:p text:style-name="Standard">5.- Comprueba que el equipo arranca perfectamente en Ubuntu, y el Windows, y que tiene la última actualización de W10, la 1903.</text:p>
      <text:p text:style-name="Standard">6.- Entrega el presente documento con pantallazos de la UEFI, y fotografías, de los distintos pasos realizados con Clonezil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i</meta:initial-creator>
    <dc:creator>Santiago Garcia-Cubillana</dc:creator>
    <meta:editing-cycles>2</meta:editing-cycles>
    <meta:creation-date>2019-09-23T10:14:00</meta:creation-date>
    <dc:date>2020-10-21T18:03:37.68</dc:date>
    <meta:editing-duration>PT9S</meta:editing-duration>
    <meta:generator>OpenOffice/4.1.7$Win32 OpenOffice.org_project/417m1$Build-9800</meta:generator>
    <meta:document-statistic meta:table-count="0" meta:image-count="0" meta:object-count="0" meta:page-count="1" meta:paragraph-count="8" meta:word-count="166" meta:character-count="96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